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1f6c" officeooo:paragraph-rsid="00011f6c"/>
    </style:style>
    <style:style style:name="P2" style:family="paragraph" style:parent-style-name="Standard">
      <style:text-properties officeooo:rsid="0001d25e" officeooo:paragraph-rsid="0001d25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g 130</text:p>
      <text:p text:style-name="P2"/>
      <text:p text:style-name="P2">C H A P T E R S I X</text:p>
      <text:p text:style-name="P2">6.IT’S NOT ABOUT A TROPHY</text:p>
      <text:p text:style-name="P2">EVERYTHING ABOUT THE RACE WAS GOING BETTER THAN I COULD HAVE HOPED.</text:p>
      <text:p text:style-name="P2">There were enough clouds in the sky to blunt the heat of the sun, my</text:p>
      <text:p text:style-name="P2">rhythm was as steady as the mellow tide that sloshed against the hulls of</text:p>
      <text:p text:style-name="P2">sailboats docked in the nearby San Diego Marina, and though my legs felt</text:p>
      <text:p text:style-name="P2">heavy, that was to be expected considering my “tapering“ plan the night</text:p>
      <text:p text:style-name="P2">before. Besides, they seemed to be loosening up as I rounded a bend to</text:p>
      <text:p text:style-name="P2">complete my ninth lap—my ninth mile—just an hour and change into a</text:p>
      <text:p text:style-name="P2">twenty-four-hour race.</text:p>
      <text:p text:style-name="P2">That’s when I saw John Metz, race director of the San Diego One Day,</text:p>
      <text:p text:style-name="P2">eyeballing me at the start-finish line. He was holding up his white board to</text:p>
      <text:p text:style-name="P2">inform each competitor of their time and position in the overall field. I was</text:p>
      <text:p text:style-name="P2">in fifth place, which evidently confused him. I offered a crisp nod to</text:p>
      <text:p text:style-name="P2">reassure him that I knew what I was doing, that I was right where I was</text:p>
      <text:p text:style-name="P2">supposed to be.</text:p>
      <text:p text:style-name="P2">He saw through that shit.</text:p>
      <text:p text:style-name="P2">Metz was a veteran. Always polite and soft-spoken. It didn’t look like there</text:p>
      <text:p text:style-name="P2">was much that could faze him, but he was also a seasoned ultra-marathoner</text:p>
      <text:p text:style-name="P2">with three fifty-mile races in his saddlebag. He’d either reached or topped a</text:p>
      <text:p text:style-name="P2">hundred miles, seven times, and he’d achieved his personal best of 144</text:p>
      <text:p text:style-name="P2">miles in twenty-four hours when he was fifty years old! Which is why it</text:p>
      <text:p text:style-name="P2">meant something to me that he looked concerned.</text:p>
      <text:p text:style-name="P2">I checked my watch, synced to a heart rate monitor I wore around my chest.</text:p>
      <text:p text:style-name="P2">My pulse straddled my magic number line: 145. A few days earlier I’d run</text:p>
      <text:p text:style-name="P2">into my old BUD/S instructor, SBG, at Naval Special Warfare Command.</text:p>
      <text:p text:style-name="P2">Most SEALs do rotations as instructors between deployments, and SBG and</text:p>
      <text:p text:style-name="P2">I worked together. When I told him about the San Diego One Day he</text:p>
      <text:p text:style-name="P2">insisted I wear a heart rate monitor to pace myself. SBG was a big geek</text:p>
      <text:p text:style-name="P2">when it came to performance and recovery, and I watched as he scratched</text:p>
      <text:p text:style-name="P2">out a few formulas, then turned to me and said, “Keep your pulse steady</text:p>
      <text:p text:style-name="P2">between 140 and 145 and you’ll be golden.” The next day he handed me a</text:p>
      <text:p text:style-name="P2">heart rate monitor as a race day gift.</text:p>
      <text:p text:style-name="P2">If you set out to mark a course that could crack open a Navy SEAL like a</text:p>
      <text:p text:style-name="P2">walnut, chew him up, and spit him the fuck out, San Diego’s Hospitality</text:p>
      <text:p text:style-name="P2">Point would not make the cut. We’re talking about terrain so vanilla it’s</text:p>
      <text:p text:style-name="P2">downright serene. Tourists descend year-round for views of San Diego’s</text:p>
      <text:p text:style-name="P2">stunning marina, which spills into Mission Bay. The road is almost entirely</text:p>
      <text:p text:style-name="P2">smooth asphalt and perfectly flat, save a brief seven-foot incline with the</text:p>
      <text:p text:style-name="P2">pitch of a standard suburban driveway. There are manicured lawns, palm</text:p>
      <text:p text:style-name="P2">trees, and shade trees. Hospitality Point is so inviting that disabled and</text:p>
      <text:p text:style-name="P2">convalescing folks head there with their walkers for an afternoon’s rehab</text:p>
      <text:p text:style-name="P2">stroll, all the time. But the day after John Metz chalked his easy, one-mile</text:p>
      <text:p text:style-name="P2">course, it became the scene of my total destruction.</text:p>
      <text:p text:style-name="P2">I should have known that a breakdown was coming. By the time I started</text:p>
      <text:p text:style-name="P2">running at 10 a.m. on November 12, 2005, I hadn’t run more than a mile in</text:p>
      <text:p text:style-name="P2">six months, but I looked like I was fit because I’d never stopped hitting the</text:p>
      <text:p text:style-name="P2"><text:soft-page-break/>gym. While I was stationed in Iraq, on my second deployment with SEAL</text:p>
      <text:p text:style-name="P2">Team Five earlier that year, I’d gotten back into serious power lifting, and</text:p>
      <text:p text:style-name="P2">my only dose of cardio was twenty minutes on the elliptical once a week.</text:p>
      <text:p text:style-name="P2">The point is, my cardiovascular fitness was an absolute joke, and still I</text:p>
      <text:p text:style-name="P2">thought it was a brilliant idea to try and run a hundred miles in twenty-four</text:p>
      <text:p text:style-name="P2">hours.</text:p>
      <text:p text:style-name="P2">Okay, it was always a fucked-up idea, but I considered it doable because a</text:p>
      <text:p text:style-name="P2">hundred miles in twenty-four hours demands a pace of just under fifteen</text:p>
      <text:p text:style-name="P2">minutes a mile. If it came to it, I figured I could walk that fast. Only, I</text:p>
      <text:p text:style-name="P2">didn’t walk. When that horn sounded at the start of the race, I took off hot</text:p>
      <text:p text:style-name="P2">and zoomed to the front of the pack. Exactly the right move if your race-day</text:p>
      <text:p text:style-name="P2">goal is to blow the fuck up.</text:p>
      <text:p text:style-name="P2">Also, I didn’t exactly come in well-rested. The night before the race, I</text:p>
      <text:p text:style-name="P2">passed by the SEAL Team Five gym on my way off base after work, and</text:p>
      <text:p text:style-name="P2">peeked in like I always did, just to see who was getting after it. SBG was</text:p>
      <text:p text:style-name="P2">inside warming up, and called out.</text:p>
      <text:p text:style-name="P2">“Goggins,” he said, “let’s jack some fucking steel!” I laughed. He stared me</text:p>
      <text:p text:style-name="P2">down. “You know, Goggins,” he said, stepping closer, “when the Vikings</text:p>
      <text:p text:style-name="P2">were getting ready to raid a fucking village, and they were camped out in</text:p>
      <text:p text:style-name="P2">the fucking woods in their goddam tents made out of fucking deer hides and</text:p>
      <text:p text:style-name="P2">shit, sitting around a campfire, do you think they said, Hey, let’s have some</text:p>
      <text:p text:style-name="P2">herbal fucking tea and call it an early night? Or were they more like, Fuck</text:p>
      <text:p text:style-name="P2">that, we are going to drink some vodka made out of some mushrooms and</text:p>
      <text:p text:style-name="P2">get all drunked up, so the next morning when they were all hung-over and</text:p>
      <text:p text:style-name="P2">pissed off they would be in the ideal mood to slaughter the shit out of some</text:p>
      <text:p text:style-name="P2">people?”</text:p>
      <text:p text:style-name="P2">SBG could be a funny motherfucker when he wanted to be, and he could</text:p>
      <text:p text:style-name="P2">see me wavering, considering my options. On the one hand, that man would</text:p>
      <text:p text:style-name="P2">always be my BUD/S instructor and he was one of the few instructors who</text:p>
      <text:p text:style-name="P2">was still hard, putting out, and living the SEAL ethos every day. I’ll always</text:p>
      <text:p text:style-name="P2">want to impress him. Jacking weights the night before my first 100 mile</text:p>
      <text:p text:style-name="P2">race would definitely impress that masochistic motherfucker. Plus, his logic</text:p>
      <text:p text:style-name="P2">made some fucked-up sense to me. I needed to get my mind ready to go to</text:p>
      <text:p text:style-name="P2">war, and lifting heavy would be my way of saying, bring on all your pain</text:p>
      <text:p text:style-name="P2">and misery, I’m ready to go! But, honestly, who does that before running a</text:p>
      <text:p text:style-name="P2">hundred fucking miles?</text:p>
      <text:p text:style-name="P2">I shook my head in disbelief, threw my bag to the ground and started</text:p>
      <text:p text:style-name="P2">racking weights. With heavy metal blaring from the speakers, two knuckle</text:p>
      <text:p text:style-name="P2">draggers came together to put the fuck out. Most of our work focused on the</text:p>
      <text:p text:style-name="P2">legs, including long sets of squats and dead lifts at 315 pounds. In between</text:p>
      <text:p text:style-name="P2">we bench pressed 225. This was a real deal power-lifting session, and</text:p>
      <text:p text:style-name="P2">afterwards we sat on the bench next to one another and watched our quads</text:p>
      <text:p text:style-name="P2">and hamstrings quiver. It was fucking funny…until it wasn’t.</text:p>
      <text:p text:style-name="P2">Ultra running has gone at least somewhat mainstream since then, but in</text:p>
      <text:p text:style-name="P2">2005, most ultra races—especially the San Diego One Day—were pretty</text:p>
      <text:p text:style-name="P2">obscure, and it was all new to me. When the majority of people think of</text:p>
      <text:p text:style-name="P2">ultras they picture trail runs through remote wilderness and don’t often</text:p>
      <text:p text:style-name="P2">imagine circuit races, but there were some serious runners in the field at the</text:p>
      <text:p text:style-name="P2">San Diego One Day.</text:p>
      <text:p text:style-name="P2"><text:soft-page-break/>This was the American National 24-Hour Championship and athletes</text:p>
      <text:p text:style-name="P2">descended from all over the country hoping for a trophy, a place on the</text:p>
      <text:p text:style-name="P2">podium, and the modest winner-take-all cash prize of, ahem, $2,000. No,</text:p>
      <text:p text:style-name="P2">this was not a gilded event, basking in corporate sponsorship, but it was the</text:p>
      <text:p text:style-name="P2">site for a team comp between the U.S. ultra-distance national team and a</text:p>
      <text:p text:style-name="P2">team from Japan. Each side fielded teams of four men and four women who</text:p>
      <text:p text:style-name="P2">each ran for twenty-four hours. One of the top individual athletes in the</text:p>
      <text:p text:style-name="P2">field was also from Japan. Her name was Ms. Inagaki, and early on she and</text:p>
      <text:p text:style-name="P2">I kept pace.</text:p>
      <text:p text:style-name="P2">Ms. Inagaki and I during San Diego 100</text:p>
      <text:p text:style-name="P2">SBG turned up to cheer me on that morning with his wife and two-year-old</text:p>
      <text:p text:style-name="P2">son. They huddled up on the sidelines with my new wife, Kate, who I’d</text:p>
      <text:p text:style-name="P2">married a few months before, a little over two years after my second</text:p>
      <text:p text:style-name="P2">divorce from Pam was finalized. When they saw me, they couldn’t help but</text:p>
      <text:p text:style-name="P2">double over in laughter. Not just because SBG was still beat up from our</text:p>
      <text:p text:style-name="P2">workout the night before, and here I was trying to run a hundred miles, but</text:p>
      <text:p text:style-name="P2">because of how out of place I looked. When I spoke to SBG about it not</text:p>
      <text:p text:style-name="P2">long ago, the scene still made him laugh.</text:p>
      <text:p text:style-name="P2">“So ultra marathoners are a little weird, right,” SBG said, “and that morning</text:p>
      <text:p text:style-name="P2">it was like there were all these skinny ass, college professor looking,</text:p>
      <text:p text:style-name="P2">fucking granola eating weirdoes, and then there is this one big black dude</text:p>
      <text:p text:style-name="P2">who looks like a fucking linebacker from the Raiders, running around this</text:p>
      <text:p text:style-name="P2">track jacked the fuck up with no shirt on, and I’m thinking of that song we</text:p>
      <text:p text:style-name="P2">had in kindergarten…one of these things is not like the other. That was the</text:p>
      <text:p text:style-name="P2">song going through my head when I saw this fucking NFL linebacker</text:p>
      <text:p text:style-name="P2">running around this damn track with all these skinny little nerds. I mean</text:p>
      <text:p text:style-name="P2">they were some hard motherfuckers, those runners. I am not taking that</text:p>
      <text:p text:style-name="P2">away from them, but they were all super clinical about nutrition and shit,</text:p>
      <text:p text:style-name="P2">and you just put a pair of shoes on and said, let’s go!”</text:p>
      <text:p text:style-name="P2">He’s not wrong. I didn’t put much thought into my race plan at all. I</text:p>
      <text:p text:style-name="P2">hatched it at Walmart the night before, where I bought a fold-out lawn chair</text:p>
      <text:p text:style-name="P2">for Kate and me to use during the race and my fuel for the entire day: one</text:p>
      <text:p text:style-name="P2">box of Ritz crackers and two four-packs of Myoplex. I didn’t drink much</text:p>
      <text:p text:style-name="P2">water. I didn’t even consider my electrolyte or potassium levels or eat any</text:p>
      <text:p text:style-name="P2">fresh fruit. SBG brought me a pack of Hostess chocolate donuts when he</text:p>
      <text:p text:style-name="P2">showed up, and I gobbled those in a few seconds. I mean, I was winging it</text:p>
      <text:p text:style-name="P2">for real. Yet, at mile fifteen I was still in fifth place, still keeping pace with</text:p>
      <text:p text:style-name="P2">Ms. Inagaki, while Metz was getting more and more nervous. He ran up to</text:p>
      <text:p text:style-name="P2">me and tagged along.</text:p>
      <text:p text:style-name="P2">“You should slow down, David,” he said, “Pace yourself a bit more.”</text:p>
      <text:p text:style-name="P2">I shrugged. “I got this.”</text:p>
      <text:p text:style-name="P2">It’s true that I felt okay in that moment, but my bravado was also a defense</text:p>
      <text:p text:style-name="P2">mechanism. I knew if I were to start planning my race at that point, the</text:p>
      <text:p text:style-name="P2">bigness of it would become too much to comprehend. It would feel like I</text:p>
      <text:p text:style-name="P2">was supposed to run the length of the damn sky. It would feel impossible. In</text:p>
      <text:p text:style-name="P2">my mind, strategy was the enemy of the moment, which is where I needed</text:p>
      <text:p text:style-name="P2">to be. Translation: when it came to ultras, I was green as fuck. Metz didn’t</text:p>
      <text:p text:style-name="P2">press me, but he kept a close watch.</text:p>
      <text:p text:style-name="P2">I finished mile twenty-five at about the four-hour mark and I was still in</text:p>
      <text:p text:style-name="P2"><text:soft-page-break/>fifth place, still running with my new Japanese friend. SBG was long gone,</text:p>
      <text:p text:style-name="P2">and Kate was my only support crew. I’d see her every mile, posted up in</text:p>
      <text:p text:style-name="P2">that lawn chair, offering a sip of Myoplex and an encouraging smile.</text:p>
      <text:p text:style-name="P2">I’d run a marathon only once before, while I was stationed in Guam. It was</text:p>
      <text:p text:style-name="P2">unofficial, and I ran it with a fellow SEAL on a course we made up on the</text:p>
      <text:p text:style-name="P2">spot, but back then I was in excellent cardiovascular shape. Now, here I was</text:p>
      <text:p text:style-name="P2">bearing down on 26.2 miles for just the second time in my entire life, this</text:p>
      <text:p text:style-name="P2">time without training, and once I got there I realized that I’d run beyond</text:p>
      <text:p text:style-name="P2">known territory. I had twenty more hours and nearly three more marathons</text:p>
      <text:p text:style-name="P2">to go. Those were incomprehensible metrics, with no traditional milestone</text:p>
      <text:p text:style-name="P2">in between to focus on. I was running across the sky. That’s when I started</text:p>
      <text:p text:style-name="P2">thinking that this could end badly.</text:p>
      <text:p text:style-name="P2">Metz didn’t stop trying to help. Each mile he’d run alongside and check on</text:p>
      <text:p text:style-name="P2">me, and me being who I am, I told him that I had everything under control</text:p>
      <text:p text:style-name="P2">and had it all figured out. Which was true. I’d figured out that John Metz</text:p>
      <text:p text:style-name="P2">knew what the fuck he was talking about.</text:p>
      <text:p text:style-name="P2">Oh yes, the pain was becoming real. My quads throbbed, my feet were</text:p>
      <text:p text:style-name="P2">chafed and bleeding, and that simple question was once again bubbling up</text:p>
      <text:p text:style-name="P2">in my frontal lobe. Why? Why run a hundred fucking miles without</text:p>
      <text:p text:style-name="P2">training? Why was I doing this to myself? Fair questions, especially since I</text:p>
      <text:p text:style-name="P2">hadn’t even heard of the San Diego One Day until three days before race</text:p>
      <text:p text:style-name="P2">day, but this time my answer was different. I wasn’t on Hospitality Point to</text:p>
      <text:p text:style-name="P2">deal with my own demons or to prove anything at all. I came with a purpose</text:p>
      <text:p text:style-name="P2">bigger than David Goggins. This fight was about my once and future fallen</text:p>
      <text:p text:style-name="P2">teammates, and the families they leave behind when shit goes wrong.</text:p>
      <text:p text:style-name="P2">Or at least that’s what I told myself at mile twenty-seven.</text:p>
      <text:p text:style-name="P2">* * *</text:p>
      <text:p text:style-name="P2">I had gotten the news about Operation Red Wings, a doomed operation in</text:p>
      <text:p text:style-name="P2">the remote mountains of Afghanistan, on my last day of U.S. Army Freefall</text:p>
      <text:p text:style-name="P2">school in Yuma, Arizona, in June. Operation Red Wings was a four-man</text:p>
      <text:p text:style-name="P2">reconnaissance mission tasked with gathering intelligence on a growing</text:p>
      <text:p text:style-name="P2">pro-Taliban force in a region called Sawtalo Sar. If successful, what they</text:p>
      <text:p text:style-name="P2">learned would help define strategy for a larger offensive in the coming</text:p>
      <text:p text:style-name="P2">weeks. I knew all four guys.</text:p>
      <text:p text:style-name="P2">Danny Dietz was in BUD/S Class 231 with me. He got injured and rolled</text:p>
      <text:p text:style-name="P2">just like I did. Michael Murphy, the OIC of the mission, was with me in</text:p>
      <text:p text:style-name="P2">Class 235 before he got rolled. Matthew Axelson was in my Hooyah Class</text:p>
      <text:p text:style-name="P2">when I graduated (more on the Hooyah Class tradition in a moment), and</text:p>
      <text:p text:style-name="P2">Marcus Luttrell was one of the first people I met on my original lap through</text:p>
      <text:p text:style-name="P2">BUD/S.</text:p>
      <text:p text:style-name="P2">Before training begins, each incoming BUD/S class throws a party, and the</text:p>
      <text:p text:style-name="P2">guys from previous classes who are still in BUD/S training are always</text:p>
      <text:p text:style-name="P2">invited. The idea is to juice as much information from brown shirts as</text:p>
      <text:p text:style-name="P2">possible, because you never know what might help get you through a</text:p>
      <text:p text:style-name="P2">crucial evolution that could make all the difference between graduation and</text:p>
      <text:p text:style-name="P2">failure. Marcus was 6’4”, 225 pounds, and he stuck out in that crowd like I</text:p>
      <text:p text:style-name="P2">did. I was a bigger guy too, back up to 210 by then, and he sought me out.</text:p>
      <text:p text:style-name="P2">In some ways we were an odd pair. He was a hard-ass axe handle from the</text:p>
      <text:p text:style-name="P2">Texas rangeland, and I was a self-made masochist from the Indiana</text:p>
      <text:p text:style-name="P2"><text:soft-page-break/>cornfields, but he’d heard I was a good runner, and running was his main</text:p>
      <text:p text:style-name="P2">weakness.</text:p>
      <text:p text:style-name="P2">“Goggins, do you have any tips for me?” he asked. “Because I can’t run for</text:p>
      <text:p text:style-name="P2">shit.”</text:p>
      <text:p text:style-name="P2">I knew Marcus was a badass, but his humility made him real. When he</text:p>
      <text:p text:style-name="P2">graduated a few days later, we were his Hooyah Class, which meant we</text:p>
      <text:p text:style-name="P2">were the first people they were allowed to order around. They embraced</text:p>
      <text:p text:style-name="P2">that SEAL tradition and told us to go get wet and sandy. It was a SEAL’s</text:p>
      <text:p text:style-name="P2">rite of passage, and an honor to share that with him. After that I didn’t see</text:p>
      <text:p text:style-name="P2">him for a long time.</text:p>
      <text:p text:style-name="P2">I thought I ran into him again when I was about to graduate with Class 235,</text:p>
      <text:p text:style-name="P2">but it was his twin brother, Morgan Luttrell, who was part of my Hooyah</text:p>
      <text:p text:style-name="P2">Class, Class 237, along with Matthew Axelson. We could have ordered up</text:p>
      <text:p text:style-name="P2">some poetic justice, but after we graduated, instead of telling their class to</text:p>
      <text:p text:style-name="P2">go get wet and sandy, we put ourselves in the surf, in our dress whites!</text:p>
      <text:p text:style-name="P2">I had something to do with that.</text:p>
      <text:p text:style-name="P2">In the Navy SEALs, you are either deployed and operating in the field,</text:p>
      <text:p text:style-name="P2">instructing other SEALs, or in school yourself, learning or perfecting skills.</text:p>
      <text:p text:style-name="P2">We cycle through more military schools than most because we are trained to</text:p>
      <text:p text:style-name="P2">do it all, but when I went through BUD/S we didn’t learn to freefall. We</text:p>
      <text:p text:style-name="P2">jumped by static lines, which deployed our chutes automatically. Back then</text:p>
      <text:p text:style-name="P2">you had to be chosen to attend U.S. Army Freefall School. After my second</text:p>
      <text:p text:style-name="P2">platoon, I was picked up for Green Team which is one of the training phases</text:p>
      <text:p text:style-name="P2">to get accepted into the Naval Special Warfare Development Group</text:p>
      <text:p text:style-name="P2">(DEVGRU), an elite unit within the SEALs. That required me to get freefall</text:p>
      <text:p text:style-name="P2">qualified. It also required that I face my fear of heights in the most</text:p>
      <text:p text:style-name="P2">confrontational way possible.</text:p>
      <text:p text:style-name="P2">We started off in the classrooms and wind tunnels of Fort Bragg, North</text:p>
      <text:p text:style-name="P2">Carolina, which is where I reconnected with Morgan in 2005. Floating on a</text:p>
      <text:p text:style-name="P2">bed of compressed air in a fifteen-foot-high wind tunnel, we learned correct</text:p>
      <text:p text:style-name="P2">body position, how to shift left and right, and push forward and back. It</text:p>
      <text:p text:style-name="P2">takes very small movements with your palm to move and it’s easy to start</text:p>
      <text:p text:style-name="P2">spinning out of control, which is never good. Not everyone could master</text:p>
      <text:p text:style-name="P2">those subtleties but those of us who could left Fort Bragg after that first</text:p>
      <text:p text:style-name="P2">week of training and headed to an airstrip in the cactus fields of Yuma to</text:p>
      <text:p text:style-name="P2">start jumping for real.</text:p>
      <text:p text:style-name="P2">Morgan and I trained and hung out together for four weeks in the 127-</text:p>
      <text:p text:style-name="P2">degree desert heat of summer. We did dozens of jumps out of C130</text:p>
      <text:p text:style-name="P2">transport jets from altitudes ranging from 12,500 to 19,000 feet, and there is</text:p>
      <text:p text:style-name="P2">no rush like the surge of adrenaline and paranoia that comes with</text:p>
      <text:p text:style-name="P2">plummeting to earth from high altitude at terminal velocity. Each time we</text:p>
      <text:p text:style-name="P2">jumped I couldn’t help but think of Scott Gearen, the Pararescuman who</text:p>
      <text:p text:style-name="P2">survived a botched jump from high altitude and inspired me on this path</text:p>
      <text:p text:style-name="P2">when I met him as a high school student. He was a constant presence for me</text:p>
      <text:p text:style-name="P2">in that desert, and a cautionary tale. Proof that something can go horribly</text:p>
      <text:p text:style-name="P2">wrong on any given jump.</text:p>
      <text:p text:style-name="P2">When I jumped out of an airplane for the first time from high altitude, all I</text:p>
      <text:p text:style-name="P2">felt was extreme fear, and I couldn’t pry my eyes from my altimeter. I</text:p>
      <text:p text:style-name="P2">wasn’t able to embrace the jump because fear had clogged my mind. All I</text:p>
      <text:p text:style-name="P2"><text:soft-page-break/>could think about was whether or not my canopy would open. I was missing</text:p>
      <text:p text:style-name="P2">the unbelievable thrill-ride of the freefall, the beauty of the mountains</text:p>
      <text:p text:style-name="P2">painted against the horizon, and the wide-open sky. But as I became</text:p>
      <text:p text:style-name="P2">conditioned to the risk, my tolerance for that same fear increased. It was</text:p>
      <text:p text:style-name="P2">always there, but I was used to the discomfort and before long I was able to</text:p>
      <text:p text:style-name="P2">handle multiple tasks on a jump and appreciate the moment too. Seven</text:p>
      <text:p text:style-name="P2">years earlier I had been rooting around fast food kitchens and open</text:p>
      <text:p text:style-name="P2">dumpsters zapping vermin. Now I was fucking flying!</text:p>
      <text:p text:style-name="P2">The final task in Yuma was a midnight jump in full kit. We were weighed</text:p>
      <text:p text:style-name="P2">down with a fifty-pound rucksack, strapped with a rifle and an oxygen mask</text:p>
      <text:p text:style-name="P2">for the freefall. We were also equipped with chem lights, which were a</text:p>
      <text:p text:style-name="P2">necessity because when the back ramp of the C-130 opened up, it was pitch</text:p>
      <text:p text:style-name="P2">black.</text:p>
      <text:p text:style-name="P2">We couldn’t see any damn thing, but still we leapt into that moonless sky,</text:p>
      <text:p text:style-name="P2">eight of us in a line, one after another. We were supposed to form an arrow,</text:p>
      <text:p text:style-name="P2">and as I maneuvered through the real-world wind tunnel to take my place in</text:p>
      <text:p text:style-name="P2">the grand design, all I could see were swerving lights streaking like comets</text:p>
      <text:p text:style-name="P2">in an inkwell sky. My goggles fogged up as the wind ripped through me.</text:p>
      <text:p text:style-name="P2">We fell for a full minute, and when we deployed our chutes at around 4,000</text:p>
      <text:p text:style-name="P2">feet, the overpowering sound went from full tornado to eerie silence. It was</text:p>
      <text:p text:style-name="P2">so quiet I could hear my heart beat through my chest. It was fucking bliss,</text:p>
      <text:p text:style-name="P2">and when we all landed safely, we were freefall qualified! We had no idea</text:p>
      <text:p text:style-name="P2">that at that moment, in the mountains of Afghanistan, Marcus and his team</text:p>
      <text:p text:style-name="P2">were locked into an all-out battle for their lives, at the center of what would</text:p>
      <text:p text:style-name="P2">become the worst incident in SEAL history.</text:p>
      <text:p text:style-name="P2">One of the best things about Yuma is that you have horrible cell service. I’m</text:p>
      <text:p text:style-name="P2">not big on texting or talking on the phone so this gave me four weeks of</text:p>
      <text:p text:style-name="P2">peace. When you graduate any military school, the last thing you do is clean</text:p>
      <text:p text:style-name="P2">all the areas your class used until it’s like you were never there. My</text:p>
      <text:p text:style-name="P2">cleaning detail was in charge of the bathrooms, which happened to be one</text:p>
      <text:p text:style-name="P2">of the only places in Yuma that has cell service, and as soon as I walked in I</text:p>
      <text:p text:style-name="P2">could hear my phone blow up. Text messages about Operation Red Wings</text:p>
      <text:p text:style-name="P2">going bad flooded in, and as I read them my soul broke. Morgan hadn’t</text:p>
      <text:p text:style-name="P2">heard anything about it yet, so I walked outside, found him, and told him</text:p>
      <text:p text:style-name="P2">the news. I had to. Marcus and his crew were all MIA and presumed KIA.</text:p>
      <text:p text:style-name="P2">He nodded, considered it for a second, and said, “My brother’s not dead.”</text:p>
      <text:p text:style-name="P2">Morgan is seven minutes older than Marcus. They were inseparable as kids,</text:p>
      <text:p text:style-name="P2">and the first time they’d ever been apart for longer than a day was when</text:p>
      <text:p text:style-name="P2">Marcus joined the Navy. Morgan opted for college before joining up, and</text:p>
      <text:p text:style-name="P2">during Marcus’ Hell Week, he tried to stay up the whole time in solidarity.</text:p>
      <text:p text:style-name="P2">He wanted and needed to share that feeling, but there is no such thing as a</text:p>
      <text:p text:style-name="P2">Hell Week simulation. You have to go through it to know it, and those that</text:p>
      <text:p text:style-name="P2">survive are forever changed. In fact, the period after Marcus survived Hell</text:p>
      <text:p text:style-name="P2">Week and before Morgan became a SEAL himself was the only time there</text:p>
      <text:p text:style-name="P2">was any emotional distance between the brothers, which speaks to the</text:p>
      <text:p text:style-name="P2">power of those 130 hours and their emotional toll. Once Morgan went</text:p>
      <text:p text:style-name="P2">through it for real, everything was right again. They each have half a</text:p>
      <text:p text:style-name="P2">Trident tattooed on their back. The picture is only complete when they</text:p>
      <text:p text:style-name="P2">stand side by side.</text:p>
      <text:p text:style-name="P2"><text:soft-page-break/>Morgan took off immediately to drive to San Diego and figure out what the</text:p>
      <text:p text:style-name="P2">hell was going on. He still hadn’t heard anything about the operation</text:p>
      <text:p text:style-name="P2">directly, but once he reached civilization and his service hit, a tide of</text:p>
      <text:p text:style-name="P2">messages flooded his phone too. He floored his rental car to 120 mph and</text:p>
      <text:p text:style-name="P2">zoomed directly to the base in Coronado.</text:p>
      <text:p text:style-name="P2">Morgan knew all the guys in his brother’s unit well. Axelson was his</text:p>
      <text:p text:style-name="P2">classmate in BUD/S, and as facts trickled in it was obvious to most that his</text:p>
      <text:p text:style-name="P2">brother wouldn’t be found alive. I thought he was gone too, but you know</text:p>
      <text:p text:style-name="P2">what they say about twins.</text:p>
      <text:p text:style-name="P2">“I knew my brother was out there, alive,” Morgan told me when we</text:p>
      <text:p text:style-name="P2">connected again in April 2018. “I said that the whole time.”</text:p>
      <text:p text:style-name="P2">I’d called Morgan to talk about old times and asked him about the hardest</text:p>
      <text:p text:style-name="P2">week in his life. From San Diego, he flew out to his family’s ranch in</text:p>
      <text:p text:style-name="P2">Huntsville, Texas, where they were getting updates twice a day. Dozens of</text:p>
      <text:p text:style-name="P2">fellow SEALs turned up to show support, Morgan said, and for five long</text:p>
      <text:p text:style-name="P2">days, he and his family cried themselves to sleep at night. To them it was</text:p>
      <text:p text:style-name="P2">torture knowing that Marcus might be alive and alone in hostile territory.</text:p>
      <text:p text:style-name="P2">When officials from the Pentagon arrived, Morgan made himself clear as</text:p>
      <text:p text:style-name="P2">cut glass, “[Marcus] may be hurt and fucked up, but he’s alive and either</text:p>
      <text:p text:style-name="P2">you go out there and find him, or I will!”</text:p>
      <text:p text:style-name="P2">Operation Red Wings went horribly wrong because there were many more</text:p>
      <text:p text:style-name="P2">pro-Taliban hajjis active in those mountains than had been expected, and</text:p>
      <text:p text:style-name="P2">once Marcus and his team were discovered by villagers there, it was four</text:p>
      <text:p text:style-name="P2">guys against a well-armed militia of somewhere between 30–200 men</text:p>
      <text:p text:style-name="P2">(reports on the size of the pro-Taliban force vary). Our guys took RPG and</text:p>
      <text:p text:style-name="P2">machine gun fire, and fought hard. Four SEALs can put on a hell of a show.</text:p>
      <text:p text:style-name="P2">Each one of us can usually do as much damage as five regular troops, and</text:p>
      <text:p text:style-name="P2">they made their presence felt.</text:p>
      <text:p text:style-name="P2">The battle played out along a ridgeline above 9,000 feet in elevation, where</text:p>
      <text:p text:style-name="P2">they had communication troubles. When they finally broke through and the</text:p>
      <text:p text:style-name="P2">situation was made plain to their commanding officer back at special</text:p>
      <text:p text:style-name="P2">operations headquarters, a quick reaction force of Navy SEALs, marines,</text:p>
      <text:p text:style-name="P2">and aviators from 160th Special Operations Aviation Regiment was</text:p>
      <text:p text:style-name="P2">assembled, but they were delayed for hours because of lack of transport</text:p>
      <text:p text:style-name="P2">capacity. One thing about the SEAL teams is we don’t have our own</text:p>
      <text:p text:style-name="P2">transport. In Afghanistan we hitch rides with the Army, and that delayed</text:p>
      <text:p text:style-name="P2">relief.</text:p>
      <text:p text:style-name="P2">They eventually loaded up into two Chinook transport choppers and four</text:p>
      <text:p text:style-name="P2">attack helicopters (two Black Hawks and two Apaches) and took off for</text:p>
      <text:p text:style-name="P2">Sawtalo Sar. The Chinooks took the lead, and as they closed in on the ridge,</text:p>
      <text:p text:style-name="P2">they were hit by small arms fire. Despite the onslaught, the first Chinook</text:p>
      <text:p text:style-name="P2">hovered, attempting to unload eight Navy SEALs on a mountain top, but</text:p>
      <text:p text:style-name="P2">they made a fat target, lingered too long, and were hit with a rocket</text:p>
      <text:p text:style-name="P2">propelled grenade. The bird spun, crashed into the mountain, and exploded.</text:p>
      <text:p text:style-name="P2">Everyone aboard was killed. The remaining choppers bailed out, and by the</text:p>
      <text:p text:style-name="P2">time they could return with ground assets, everyone who was left behind,</text:p>
      <text:p text:style-name="P2">including Marcus’ three teammates on Operation Red Wings, was found</text:p>
      <text:p text:style-name="P2">dead. Everyone, that is, except for Marcus.</text:p>
      <text:p text:style-name="P2">Marcus was hit multiple times by enemy fire and went missing for five</text:p>
      <text:p text:style-name="P2"><text:soft-page-break/>days. He was saved by Afghan villagers who nursed and sheltered him, and</text:p>
      <text:p text:style-name="P2">was finally found alive by U.S. troops on July 3, 2005, when he became the</text:p>
      <text:p text:style-name="P2">lone survivor of a mission that took the lives of nineteen special operations</text:p>
      <text:p text:style-name="P2">warriors, including eleven Navy SEALs.</text:p>
      <text:p text:style-name="P2">No doubt, you’ve heard this story before. Marcus wrote a bestselling book</text:p>
      <text:p text:style-name="P2">about it, Lone Survivor, which became a hit movie starring Mark Wahlberg.</text:p>
      <text:p text:style-name="P2">But in 2005, that was all years away, and in the aftermath of the worst</text:p>
      <text:p text:style-name="P2">battlefield loss ever to hit the SEALs, I was looking for a way to contribute</text:p>
      <text:p text:style-name="P2">to the families of the men who were killed. It’s not like bills stop rolling in</text:p>
      <text:p text:style-name="P2">after a tragedy like that. There were wives and kids out there with basic</text:p>
      <text:p text:style-name="P2">needs to fulfill, and eventually they’d need their college educations covered</text:p>
      <text:p text:style-name="P2">too. I wanted to help in any way I could.</text:p>
      <text:p text:style-name="P2">A few weeks before all of this, I’d spent an evening Googling around for</text:p>
      <text:p text:style-name="P2">the world’s toughest foot races and landed on a race called Badwater 135.</text:p>
      <text:p text:style-name="P2">I’d never even heard of ultra marathons before, and Badwater was an ultra</text:p>
      <text:p text:style-name="P2">marathoner’s ultra marathon. It started below sea level in Death Valley and</text:p>
      <text:p text:style-name="P2">finished at the end of the road at Mount Whitney Portal, a trailhead located</text:p>
      <text:p text:style-name="P2">at 8,374 feet. Oh, and the race takes place in late July, when Death Valley</text:p>
      <text:p text:style-name="P2">isn’t just the lowest place on Earth. It’s also the hottest.</text:p>
      <text:p text:style-name="P2">Seeing images from that race materialize on my monitor terrified and</text:p>
      <text:p text:style-name="P2">thrilled me. The terrain looked all kinds of harsh, and the expressions on</text:p>
      <text:p text:style-name="P2">tortured runners’ faces reminded me of the kind of thing I saw in Hell</text:p>
      <text:p text:style-name="P2">Week. Until then, I’d always considered the marathon to be the pinnacle of</text:p>
      <text:p text:style-name="P2">endurance racing, and now I was seeing there were several levels beyond it.</text:p>
      <text:p text:style-name="P2">I filed the information away and figured I’d come back to it someday.</text:p>
      <text:p text:style-name="P2">Then Operation Red Wings happened, and I vowed to run Badwater 135 to</text:p>
      <text:p text:style-name="P2">raise money for the Special Operations Warrior Foundation, a non-profit</text:p>
      <text:p text:style-name="P2">founded as a battlefield promise in 1980, when eight special operations</text:p>
      <text:p text:style-name="P2">warriors died in a helicopter crash during the famous hostage rescue</text:p>
      <text:p text:style-name="P2">operation in Iran and left seventeen children behind. The surviving</text:p>
      <text:p text:style-name="P2">servicemen promised to make sure each one of those kids had the money to</text:p>
      <text:p text:style-name="P2">go to college. Their work continues. Within thirty days of a fatality, like</text:p>
      <text:p text:style-name="P2">those that occurred during Operation Red Wings, the foundation’s</text:p>
      <text:p text:style-name="P2">hardworking staff reach out to surviving family members.</text:p>
      <text:p text:style-name="P2">“We are the interfering aunt,” said Executive Director Edie Rosenthal. “We</text:p>
      <text:p text:style-name="P2">become a part of our students’ lives.”</text:p>
      <text:p text:style-name="P2">They pay for preschool and private tutoring during grade school. They</text:p>
      <text:p text:style-name="P2">arrange college visits and host peer support groups. They help with</text:p>
      <text:p text:style-name="P2">applications, buy books, laptop computers, and printers, and cover tuition at</text:p>
      <text:p text:style-name="P2">whichever school one of their students manages to gain acceptance, not to</text:p>
      <text:p text:style-name="P2">mention room and board. They also send students to vocational schools. It’s</text:p>
      <text:p text:style-name="P2">all up to the kids. As I write this, the foundation has 1,280 kids in their</text:p>
      <text:p text:style-name="P2">program.</text:p>
      <text:p text:style-name="P2">They are an amazing organization, and with them in mind, I called Chris</text:p>
      <text:p text:style-name="P2">Kostman, Race Director of Badwater 135, at 7 a.m. in mid-November,</text:p>
      <text:p text:style-name="P2">2005. I tried to introduce myself, but he cut me off, sharp. “Do you know</text:p>
      <text:p text:style-name="P2">what time it is?!” he snapped.</text:p>
      <text:p text:style-name="P2">I took the phone away from my ear and stared at it for a second. In those</text:p>
      <text:p text:style-name="P2">days, by 7 a.m. on a typical weekday I’d have already rocked a two-hour</text:p>
      <text:p text:style-name="P2"><text:soft-page-break/>gym workout and was ready for a day’s work. This dude was half asleep.</text:p>
      <text:p text:style-name="P2">“Roger that,” I said. “I’ll call you back at 0900.”</text:p>
      <text:p text:style-name="P2">My second call didn’t go much better, but at least he knew who I was. SBG</text:p>
      <text:p text:style-name="P2">and I had already discussed Badwater and he’d emailed Kostman a letter of</text:p>
      <text:p text:style-name="P2">recommendation. SBG has raced triathlons, captained a team through the</text:p>
      <text:p text:style-name="P2">Eco-Challenge, and watched several Olympic qualifiers attempt BUD/S. In</text:p>
      <text:p text:style-name="P2">his email to Kostman, he wrote that I was the “best endurance athlete with</text:p>
      <text:p text:style-name="P2">the greatest mental toughness” he’d ever seen. To put me, a kid who came</text:p>
      <text:p text:style-name="P2">from nothing, at the top of his list meant the world to me and still does.</text:p>
      <text:p text:style-name="P2">It didn’t mean shit to Chris Kostman. He was the definition of unimpressed.</text:p>
      <text:p text:style-name="P2">The kind of unimpressed that can only come from real-world experience.</text:p>
      <text:p text:style-name="P2">When he was twenty years old he’d competed in the Race Across America</text:p>
      <text:p text:style-name="P2">bicycle race, and before taking over as Badwater race director, he’d run</text:p>
      <text:p text:style-name="P2">three 100-mile races in winter in Alaska and completed a triple Ironman</text:p>
      <text:p text:style-name="P2">triathlon, which ends with a seventy-eight-mile run. Along the way, he’d</text:p>
      <text:p text:style-name="P2">seen dozens of supposedly great athletes crumble beneath the anvil of ultra.</text:p>
      <text:p text:style-name="P2">Weekend warriors sign up for and complete marathons after a few months’</text:p>
      <text:p text:style-name="P2">training all the time, but the gap between marathon running and becoming</text:p>
      <text:p text:style-name="P2">an ultra athlete is much wider, and Badwater was the absolute apex of the</text:p>
      <text:p text:style-name="P2">ultra universe. In 2005, there were approximately twenty-two 100-mile</text:p>
      <text:p text:style-name="P2">races held in the United States, and none had the combination of the</text:p>
      <text:p text:style-name="P2">elevation gain and unforgiving heat that Badwater 135 brought to the table.</text:p>
      <text:p text:style-name="P2">Just to put on the race, Kostman had to wrangle permissions and assistance</text:p>
      <text:p text:style-name="P2">from five government agencies, including the National Forest Service, the</text:p>
      <text:p text:style-name="P2">National Park Service, and the California Highway Patrol, and he knew that</text:p>
      <text:p text:style-name="P2">if he allowed some greenhorn into the most difficult race ever conceived, in</text:p>
      <text:p text:style-name="P2">the middle of summer, that motherfucker might die, and his race would</text:p>
      <text:p text:style-name="P2">vaporize overnight. No, if he was going to let me compete in Badwater, I</text:p>
      <text:p text:style-name="P2">was going to have to earn it. Because earning my way in would provide him</text:p>
      <text:p text:style-name="P2">at least some comfort that I probably wouldn’t collapse into a steaming pile</text:p>
      <text:p text:style-name="P2">of road kill somewhere between Death Valley and Mount Whitney.</text:p>
      <text:p text:style-name="P2">In his email, SBG attempted to make a case that because I was busy</text:p>
      <text:p text:style-name="P2">working as a SEAL, the prerequisites required to compete at Badwater—the</text:p>
      <text:p text:style-name="P2">completion of at least one 100-mile race or one twenty-four-hour race,</text:p>
      <text:p text:style-name="P2">while covering at least one hundred miles—should be waived. If I was</text:p>
      <text:p text:style-name="P2">allowed in, SBG guaranteed him that I’d finish in the top ten. Kostman</text:p>
      <text:p text:style-name="P2">wasn’t having any of it. He’d had accomplished athletes beg him to waive</text:p>
      <text:p text:style-name="P2">his standards over the years, including a champion marathoner and a</text:p>
      <text:p text:style-name="P2">champion sumo wrestler (yeah, no shit), and he’d never budged.</text:p>
      <text:p text:style-name="P2">“One thing about me is, I’m the same with everyone,” Kostman said when I</text:p>
      <text:p text:style-name="P2">called him back. “We have certain standards for getting into our race, and</text:p>
      <text:p text:style-name="P2">that’s the way it is. But hey, there’s this twenty-four-hour race in San Diego</text:p>
      <text:p text:style-name="P2">coming up this weekend,” he continued, his voice dripping with sarcasm.</text:p>
      <text:p text:style-name="P2">“Go run one hundred miles and get back to me.”</text:p>
      <text:p text:style-name="P2">Chris Kostman had made me. I was as unprepared as he suspected. The fact</text:p>
      <text:p text:style-name="P2">that I wanted to run Badwater was no lie, and I planned to train for it, but to</text:p>
      <text:p text:style-name="P2">even have a chance to do that I’d have to run one hundred miles at the drop</text:p>
      <text:p text:style-name="P2">of a damn hat. If I chose not to, after all that Navy SEAL bluster, what</text:p>
      <text:p text:style-name="P2">would that prove? That I was just another pretender ringing his bell way too</text:p>
      <text:p text:style-name="P2"><text:soft-page-break/>early on a Wednesday morning. Which is how and why I wound up running</text:p>
      <text:p text:style-name="P2">the San Diego One Day with three days’ notice.</text:p>
      <text:p text:style-name="P2">* * *</text:p>
      <text:p text:style-name="P2">After surpassing the fifty-mile mark, I could no longer keep up with Ms.</text:p>
      <text:p text:style-name="P2">Inagaki, who bounded ahead like a damn rabbit. I soldiered on in a fugue</text:p>
      <text:p text:style-name="P2">state. Pain washed through me in waves. My thighs felt like they were</text:p>
      <text:p text:style-name="P2">loaded with lead. The heavier they got the more twisted my stride became. I</text:p>
      <text:p text:style-name="P2">torqued my hips to keep my legs moving and fought gravity to lift my feet a</text:p>
      <text:p text:style-name="P2">mere millimeter from the earth. Ah, yes, my feet. My bones were becoming</text:p>
      <text:p text:style-name="P2">more brittle by the second, and my toes had banged the tips of my shoes for</text:p>
      <text:p text:style-name="P2">nearly ten hours. Still, I fucking ran. Not fast. Not with much style. But I</text:p>
      <text:p text:style-name="P2">kept going.</text:p>
      <text:p text:style-name="P2">My shins were the next domino to fall. Each subtle rotation of the ankle</text:p>
      <text:p text:style-name="P2">joint felt like shock therapy—like venom flowing through the marrow of</text:p>
      <text:p text:style-name="P2">my tibia. It brought back memories of my duct tape days from Class 235,</text:p>
      <text:p text:style-name="P2">but I didn’t bring any tape with me this time. Besides, if I stopped for even</text:p>
      <text:p text:style-name="P2">a few seconds, starting up again would be near impossible.</text:p>
      <text:p text:style-name="P2">A few miles later, my lungs seized, and my chest rattled as I hocked up</text:p>
      <text:p text:style-name="P2">knots of brown mucus. It got cold. I became short of breath. Fog gathered</text:p>
      <text:p text:style-name="P2">around the halogen street lights, ringing the lamps with electric rainbows,</text:p>
      <text:p text:style-name="P2">which lent the whole event an otherworldly feel. Or maybe it was just me in</text:p>
      <text:p text:style-name="P2">that other world. One in which pain was the mother tongue, a language</text:p>
      <text:p text:style-name="P2">synced to memory.</text:p>
      <text:p text:style-name="P2">With every lung-scraping cough I flashed to my first BUD/S class. I was</text:p>
      <text:p text:style-name="P2">back on the motherfucking log, staggering ahead, my lungs bleeding. I</text:p>
      <text:p text:style-name="P2">could feel and see it happening all over again. Was I asleep? Was I</text:p>
      <text:p text:style-name="P2">dreaming? I opened my eyes wide, pulled my ears and slapped my face to</text:p>
      <text:p text:style-name="P2">wake up. I felt my lips and chin for fresh blood, and found a translucent</text:p>
      <text:p text:style-name="P2">slick of saliva, sweat, and mucus dribbling from my nose. SBG’s hard-ass</text:p>
      <text:p text:style-name="P2">nerds were all around me now, running in circles, pointing, mocking the</text:p>
      <text:p text:style-name="P2">only; the only black man in the mix. Or were they? I took another look.</text:p>
      <text:p text:style-name="P2">Everyone who passed me was focused. Each in their own pain zone. They</text:p>
      <text:p text:style-name="P2">didn’t even see me.</text:p>
      <text:p text:style-name="P2">I was losing touch with reality in small doses, because my mind was folding</text:p>
      <text:p text:style-name="P2">over on itself, loading tremendous physical pain with dark emotional</text:p>
      <text:p text:style-name="P2">garbage it had dredged up from the depths of my soul. Translation: I was</text:p>
      <text:p text:style-name="P2">suffering on an unholy level reserved for dumb fucks who thought the laws</text:p>
      <text:p text:style-name="P2">of physics and physiology did not apply to them. Cocky bastards like me</text:p>
      <text:p text:style-name="P2">who felt like they could push the limits safely because they’d done a couple</text:p>
      <text:p text:style-name="P2">of Hell Weeks.</text:p>
      <text:p text:style-name="P2">Right, well, I hadn’t done this. I hadn’t run one hundred miles with zero</text:p>
      <text:p text:style-name="P2">training. Had anybody in the history of mankind even attempted something</text:p>
      <text:p text:style-name="P2">so fucking foolish? Could this even be done at all? Iterations of that one</text:p>
      <text:p text:style-name="P2">simple question slid by like a digital ticker on my brain screen. Bloody</text:p>
      <text:p text:style-name="P2">thought bubbles floated from my skin and soul.</text:p>
      <text:p text:style-name="P2">Why? Why? Why the fuck are you still doing this to yourself?!</text:p>
      <text:p text:style-name="P2">I hit the incline at mile sixty-nine—that seven-foot ramp, the pitch of a</text:p>
      <text:p text:style-name="P2">shallow driveway—which would make any seasoned trail runner laugh out</text:p>
      <text:p text:style-name="P2">loud. It buckled my knees and sent me reeling backward like a delivery</text:p>
      <text:p text:style-name="P2"><text:soft-page-break/>truck in neutral. I staggered, reached for the ground with the tips of my</text:p>
      <text:p text:style-name="P2">fingers, and nearly capsized. It took ten seconds to cover the distance. Each</text:p>
      <text:p text:style-name="P2">one dragged out like an elastic thread, sending shockwaves of pain from my</text:p>
      <text:p text:style-name="P2">toes to the space behind my eyeballs. I hacked and coughed, my gut</text:p>
      <text:p text:style-name="P2">twisted. Collapse was imminent. Collapse is what the fuck I deserved.</text:p>
      <text:p text:style-name="P2">At the seventy-mile mark I couldn’t take another step forward. Kate had set</text:p>
      <text:p text:style-name="P2">up our lawn chair on the grass near the start/finish line and when I teetered</text:p>
      <text:p text:style-name="P2">toward her I saw her in triplicate, six hands groping toward me, guiding me</text:p>
      <text:p text:style-name="P2">into that folding chair. I was dizzy and dehydrated, starved of potassium</text:p>
      <text:p text:style-name="P2">and sodium.</text:p>
      <text:p text:style-name="P2">Kate was a nurse; I had EMT training, and went through my own mental</text:p>
      <text:p text:style-name="P2">checklist. I knew my blood pressure was probably dangerously low. She</text:p>
      <text:p text:style-name="P2">removed my shoes. My foot pain was no Shawn Dobbs illusion. My white</text:p>
      <text:p text:style-name="P2">tube socks were caked in blood from cracked toenails and broken blisters. I</text:p>
      <text:p text:style-name="P2">asked Kate to grab some Motrin and anything she thought might be helpful</text:p>
      <text:p text:style-name="P2">from John Metz. And when she was gone, my body continued to decline.</text:p>
      <text:p text:style-name="P2">My stomach rumbled and when I looked down I saw bloody piss leak down</text:p>
      <text:p text:style-name="P2">my leg. I shit myself too. Liquefied diarrhea rose in the space between my</text:p>
      <text:p text:style-name="P2">ass and a lawn chair that would never be quite the same again. Worse, I had</text:p>
      <text:p text:style-name="P2">to hide it because I knew if Kate saw how bad off I really was she would</text:p>
      <text:p text:style-name="P2">beg me to pull out of the race.</text:p>
      <text:p text:style-name="P2">I’d run seventy miles in twelve hours with no training, and this was my</text:p>
      <text:p text:style-name="P2">reward. To my left on the lawn was another four-pack of Myoplex. Only a</text:p>
      <text:p text:style-name="P2">muscle head like me would choose that thick-ass protein drink as my</text:p>
      <text:p text:style-name="P2">hydrating agent of choice. Next to it was half a box of Ritz crackers, the</text:p>
      <text:p text:style-name="P2">other half now congealing and churning in my stomach and intestinal tract</text:p>
      <text:p text:style-name="P2">like an orange blob.</text:p>
      <text:p text:style-name="P2">I sat there with my head in my hands for twenty minutes. Runners shuffled,</text:p>
      <text:p text:style-name="P2">glided, or staggered past me, as I felt time tick down on my hastily</text:p>
      <text:p text:style-name="P2">imagined, ill-conceived dream. Kate returned, knelt down, and helped me</text:p>
      <text:p text:style-name="P2">lace back up. She didn’t know the extent of my breakdown and hadn’t quit</text:p>
      <text:p text:style-name="P2">on me yet. That was something, at least, and in her hands were a welcome</text:p>
      <text:p text:style-name="P2">reprieve from more Myoplex and more Ritz crackers. She handed me</text:p>
      <text:p text:style-name="P2">Motrin, then some cookies and two peanut butter and jelly sandwiches,</text:p>
      <text:p text:style-name="P2">which I washed down with Gatorade. Then she helped me stand.</text:p>
      <text:p text:style-name="P2">The world wobbled on its axis. Again she split into two, then three, but she</text:p>
      <text:p text:style-name="P2">held me there as my world stabilized and I took a single, solitary step. Cue</text:p>
      <text:p text:style-name="P2">the ungodly pain. I didn’t know it yet, but my feet were slivered with stress</text:p>
      <text:p text:style-name="P2">fractures. The toll of hubris is heavy on the ultra circuit, and my bill had</text:p>
      <text:p text:style-name="P2">come due. I took another step. And another. I winced. My eyes watered.</text:p>
      <text:p text:style-name="P2">Another step. She let go. I walked on.</text:p>
      <text:p text:style-name="P2">Slowly.</text:p>
      <text:p text:style-name="P2">Way too fucking slow.</text:p>
      <text:p text:style-name="P2">When I stopped at the seventy-mile mark, I was well ahead of the pace I</text:p>
      <text:p text:style-name="P2">needed to run one hundred miles in twenty four hours, but now I was</text:p>
      <text:p text:style-name="P2">walking at a twenty-minute-a-mile clip, which was as fast as I could</text:p>
      <text:p text:style-name="P2">possibly move. Ms. Inagaki breezed by me and glanced over. There was</text:p>
      <text:p text:style-name="P2">pain in her eyes too, but she still looked the part of an athlete. I was a</text:p>
      <text:p text:style-name="P2">motherfucking zombie, giving away all the precious time I stored up,</text:p>
      <text:p text:style-name="P2"><text:soft-page-break/>watching my margin for error burn to ash. Why? Again the same boring</text:p>
      <text:p text:style-name="P2">question. Why? Four hours later, at nearly 2 a.m., I hit the eighty-one-mile</text:p>
      <text:p text:style-name="P2">mark and Kate broke some news.</text:p>
      <text:p text:style-name="P2">“I don’t believe you’re gonna make the time at this pace,” she said, walking</text:p>
      <text:p text:style-name="P2">with me, encouraging me to drink more Myoplex. She didn’t cushion the</text:p>
      <text:p text:style-name="P2">blow. She was matter-of-fact about it. I stared over at her, mucus and</text:p>
      <text:p text:style-name="P2">Myoplex dripping down my chin, all the life drained from my eyes. For</text:p>
      <text:p text:style-name="P2">four hours, each agonizing step had demanded maximum focus and effort,</text:p>
      <text:p text:style-name="P2">but it wasn’t enough and unless I could find more, my philanthropic dream</text:p>
      <text:p text:style-name="P2">was dead. I choked and coughed. Took another sip.</text:p>
      <text:p text:style-name="P2">“Roger that,” I said softly. I knew that she was right. My pace continued to</text:p>
      <text:p text:style-name="P2">slow and was only getting worse.</text:p>
      <text:p text:style-name="P2">That’s when I finally realized that this fight wasn’t about Operation Red</text:p>
      <text:p text:style-name="P2">Wings or the families of the fallen. It was to a point, but none of that would</text:p>
      <text:p text:style-name="P2">help me run nineteen more miles before 10 a.m. No, this run, Badwater, my</text:p>
      <text:p text:style-name="P2">entire desire to push myself to the brink of destruction, was about me. It</text:p>
      <text:p text:style-name="P2">was about how much I was willing to suffer, how much more I could take,</text:p>
      <text:p text:style-name="P2">and how much I had to give. If I was gonna make it, this shit would have to</text:p>
      <text:p text:style-name="P2">get personal.</text:p>
      <text:p text:style-name="P2">I stared down at my legs. I could still see a trail of dried piss and blood</text:p>
      <text:p text:style-name="P2">stuck to my inner thigh and thought to myself, who in this entire fucked-up</text:p>
      <text:p text:style-name="P2">world would still be in this fight? Only you, Goggins! You haven’t trained,</text:p>
      <text:p text:style-name="P2">you don’t know dick about hydration and performance—all you know is you</text:p>
      <text:p text:style-name="P2">refuse to quit.</text:p>
      <text:p text:style-name="P2">Why?</text:p>
      <text:p text:style-name="P2">It’s funny, humans tend to hatch our most challenging goals and dreams, the</text:p>
      <text:p text:style-name="P2">ones that demand our greatest effort yet promise absolutely nothing, when</text:p>
      <text:p text:style-name="P2">we are tucked into our comfort zones. I was at work when Kostman laid out</text:p>
      <text:p text:style-name="P2">his challenge for me. I’d just had a warm shower. I was fed and watered. I</text:p>
      <text:p text:style-name="P2">was comfortable. And looking back, every single time I’ve been inspired to</text:p>
      <text:p text:style-name="P2">do something difficult, I was in a soft environment, because it all sounds</text:p>
      <text:p text:style-name="P2">doable when you’re chilling on your fucking couch, with a glass of</text:p>
      <text:p text:style-name="P2">lemonade or a chocolate shake in your hand. When we’re comfortable we</text:p>
      <text:p text:style-name="P2">can’t answer those simple questions that are bound to arise in the heat of</text:p>
      <text:p text:style-name="P2">battle because we don’t even realize they’re coming.</text:p>
      <text:p text:style-name="P2">But those answers are very important when you are no longer in your airconditioned room or under your fluffy blanket. When your body is broken</text:p>
      <text:p text:style-name="P2">and beaten, when you’re confronted with agonizing pain and staring into</text:p>
      <text:p text:style-name="P2">the unknown, your mind will spin, and that’s when those questions become</text:p>
      <text:p text:style-name="P2">toxic. If you aren’t prepared in advance, if you allow your mind to remain</text:p>
      <text:p text:style-name="P2">undisciplined in an environment of intense suffering (it won’t feel like it,</text:p>
      <text:p text:style-name="P2">but it is very much a choice you are making), the only answer you are likely</text:p>
      <text:p text:style-name="P2">to find is the one that will make it stop as fast as possible.</text:p>
      <text:p text:style-name="P2">I don’t know.</text:p>
      <text:p text:style-name="P2">Hell Week changed everything for me. It allowed me to have the mindset to</text:p>
      <text:p text:style-name="P2">sign up for that twenty-four-hour race with less than a week’s notice</text:p>
      <text:p text:style-name="P2">because during Hell Week you live all the emotions of life, all the highs and</text:p>
      <text:p text:style-name="P2">lows, in six days. In 130 hours, you earn decades of wisdom. That’s why</text:p>
      <text:p text:style-name="P2">there was a schism between the twins after Marcus went through BUD/S.</text:p>
      <text:p text:style-name="P2"><text:soft-page-break/>He’d gained the kind of self-knowledge that can only come from being</text:p>
      <text:p text:style-name="P2">broken down to nothing and finding more within. Morgan couldn’t speak</text:p>
      <text:p text:style-name="P2">that language until he endured it for himself.</text:p>
      <text:p text:style-name="P2">After surviving two Hell Weeks and participating in three, I was a native</text:p>
      <text:p text:style-name="P2">speaker. Hell Week was home. It was the fairest place I’ve ever been in this</text:p>
      <text:p text:style-name="P2">world. There were no timed evolutions. There was nothing graded, and</text:p>
      <text:p text:style-name="P2">there were no trophies. It was an all-out war of me against me, and that’s</text:p>
      <text:p text:style-name="P2">exactly where I found myself again when I was reduced to my absolute</text:p>
      <text:p text:style-name="P2">lowest on Hospitality Point.</text:p>
      <text:p text:style-name="P2">Why?! Why are you still doing this to yourself, Goggins?!</text:p>
      <text:p text:style-name="P2">“Because you are one hard motherfucker,” I screamed.</text:p>
      <text:p text:style-name="P2">The voices in my head were so penetrating, I had to bite back out loud. I</text:p>
      <text:p text:style-name="P2">was onto something. I felt an energy build immediately, as I realized that</text:p>
      <text:p text:style-name="P2">still being in the fight was a miracle in itself. Except it wasn’t a miracle.</text:p>
      <text:p text:style-name="P2">God didn’t come down and bless my ass. I did this! I kept going when I</text:p>
      <text:p text:style-name="P2">should have quit five hours ago. I am the reason I still have a chance. And I</text:p>
      <text:p text:style-name="P2">remembered something else too. This wasn’t the first time I’d taken on a</text:p>
      <text:p text:style-name="P2">seemingly impossible task. I picked up my pace. I was still walking, but I</text:p>
      <text:p text:style-name="P2">wasn’t sleepwalking anymore. I had life! I kept digging into my past, into</text:p>
      <text:p text:style-name="P2">my own imaginary Cookie Jar.</text:p>
      <text:p text:style-name="P2">I remembered as a kid, no matter how fucked up our life was, my mother</text:p>
      <text:p text:style-name="P2">always figured out a way to stock our damn cookie jar. She’d buy wafers</text:p>
      <text:p text:style-name="P2">and Oreos, Pepperidge Farm Milanos and Chips Ahoy!, and whenever she</text:p>
      <text:p text:style-name="P2">showed up with a new batch of cookies, she dumped them into one jar. With</text:p>
      <text:p text:style-name="P2">her permission we’d get to pick one or two out at a time. It was like a mini</text:p>
      <text:p text:style-name="P2">treasure hunt. I remember the joy of dropping my fist into that jar,</text:p>
      <text:p text:style-name="P2">wondering what I’d find, and before I crammed the cookie in my mouth I</text:p>
      <text:p text:style-name="P2">always took the time to admire it first, especially when we were broke in</text:p>
      <text:p text:style-name="P2">Brazil. I’d turn it around in my hand and say my own little prayer of thanks.</text:p>
      <text:p text:style-name="P2">The feeling of being that kid, locked in a moment of gratitude for a simple</text:p>
      <text:p text:style-name="P2">gift like a cookie, came back to me. I felt it viscerally, and I used that</text:p>
      <text:p text:style-name="P2">concept to stuff a new kind of Cookie Jar. Inside it were all my past</text:p>
      <text:p text:style-name="P2">victories.</text:p>
      <text:p text:style-name="P2">Like the time when I had to study three times as hard as anybody else</text:p>
      <text:p text:style-name="P2">during my senior year in high school just to graduate. That was a cookie. Or</text:p>
      <text:p text:style-name="P2">when I passed the ASVAB test as a senior and then again to get into</text:p>
      <text:p text:style-name="P2">BUD/S. Two more cookies. I remembered dropping over a hundred pounds</text:p>
      <text:p text:style-name="P2">in under three months, conquering my fear of water, graduating BUD/S at</text:p>
      <text:p text:style-name="P2">the top of my class, and being named Enlisted Honor Man in Army Ranger</text:p>
      <text:p text:style-name="P2">School (more on that soon). All those were cookies loaded with chocolate</text:p>
      <text:p text:style-name="P2">chunks.</text:p>
      <text:p text:style-name="P2">These weren’t mere flashbacks. I wasn’t just floating through my memory</text:p>
      <text:p text:style-name="P2">files, I actually tapped into the emotional state I felt during those victories,</text:p>
      <text:p text:style-name="P2">and in so doing accessed my sympathetic nervous system once again. My</text:p>
      <text:p text:style-name="P2">adrenaline took over, the pain started to fade just enough, and my pace</text:p>
      <text:p text:style-name="P2">picked up. I began swinging my arms and lengthening my stride. My</text:p>
      <text:p text:style-name="P2">fractured feet were still a bloody mess, full of blisters, the toenails peeling</text:p>
      <text:p text:style-name="P2">off almost every toe, but I kept pounding, and soon it was me who was</text:p>
      <text:p text:style-name="P2">slaloming runners with pained expressions as I raced the clock.</text:p>
      <text:p text:style-name="P2"><text:soft-page-break/>From then on, the Cookie Jar became a concept I’ve employed whenever I</text:p>
      <text:p text:style-name="P2">need a reminder of who I am and what I’m capable of. We all have a cookie</text:p>
      <text:p text:style-name="P2">jar inside us, because life, being what it is, has always tested us. Even if</text:p>
      <text:p text:style-name="P2">you’re feeling low and beat down by life right now, I guarantee you can</text:p>
      <text:p text:style-name="P2">think of a time or two when you overcame odds and tasted success. It</text:p>
      <text:p text:style-name="P2">doesn’t have to be a big victory either. It can be something small.</text:p>
      <text:p text:style-name="P2">I know we all want the whole victory today, but when I was teaching myself</text:p>
      <text:p text:style-name="P2">to read I would be happy when I could understand every word in a single</text:p>
      <text:p text:style-name="P2">paragraph. I knew I still had a long way to go to move from a third-grade</text:p>
      <text:p text:style-name="P2">reading level to that of a senior in high school, but even a small win like</text:p>
      <text:p text:style-name="P2">that was enough to keep me interested in learning and finding more within</text:p>
      <text:p text:style-name="P2">myself. You don’t drop one hundred pounds in less than three months</text:p>
      <text:p text:style-name="P2">without losing five pounds in a week first. Those first five pounds I lost</text:p>
      <text:p text:style-name="P2">were a small accomplishment, and it doesn’t sound like a lot, but at the time</text:p>
      <text:p text:style-name="P2">it was proof that I could lose weight and that my goal, however improbable,</text:p>
      <text:p text:style-name="P2">was not impossible!</text:p>
      <text:p text:style-name="P2">The engine in a rocket ship does not fire without a small spark first. We all</text:p>
      <text:p text:style-name="P2">need small sparks, small accomplishments in our lives to fuel the big ones.</text:p>
      <text:p text:style-name="P2">Think of your small accomplishments as kindling. When you want a</text:p>
      <text:p text:style-name="P2">bonfire, you don’t start by lighting a big log. You collect some witch’s hair</text:p>
      <text:p text:style-name="P2">—a small pile of hay or some dry, dead grass. You light that, and then add</text:p>
      <text:p text:style-name="P2">small sticks and bigger sticks before you feed your tree stump into the</text:p>
      <text:p text:style-name="P2">blaze. Because it’s the small sparks, which start small fires, that eventually</text:p>
      <text:p text:style-name="P2">build enough heat to burn the whole fucking forest down.</text:p>
      <text:p text:style-name="P2">If you don’t have any big accomplishments to draw on yet, so be it. Your</text:p>
      <text:p text:style-name="P2">small victories are your cookies to savor, and make sure you do savor them.</text:p>
      <text:p text:style-name="P2">Yeah, I was hard on myself when I looked in the Accountability Mirror, but</text:p>
      <text:p text:style-name="P2">I also praised myself whenever I could claim a small victory, because we all</text:p>
      <text:p text:style-name="P2">need that, and very few of us take the time to celebrate our successes. Sure,</text:p>
      <text:p text:style-name="P2">in the moment, we might enjoy them, but do we ever look back on them and</text:p>
      <text:p text:style-name="P2">feel that win again and again? Maybe that sounds narcissistic to you. But</text:p>
      <text:p text:style-name="P2">I’m not talking about bullshitting about the glory days here. I’m not</text:p>
      <text:p text:style-name="P2">suggesting you crawl up your own ass and bore your friends with all your</text:p>
      <text:p text:style-name="P2">stories about what a badass you used to be. Nobody wants to hear that shit.</text:p>
      <text:p text:style-name="P2">I’m talking about utilizing past successes to fuel you to new and bigger</text:p>
      <text:p text:style-name="P2">ones. Because in the heat of battle, when shit gets real, we need to draw</text:p>
      <text:p text:style-name="P2">inspiration to push through our own exhaustion, depression, pain, and</text:p>
      <text:p text:style-name="P2">misery. We need to spark a bunch of small fires to become the</text:p>
      <text:p text:style-name="P2">motherfucking inferno.</text:p>
      <text:p text:style-name="P2">But digging into the Cookie Jar when things are going south takes focus and</text:p>
      <text:p text:style-name="P2">determination because at first the brain doesn’t want to go there. It wants to</text:p>
      <text:p text:style-name="P2">remind you that you’re suffering and that your goal is impossible. It wants</text:p>
      <text:p text:style-name="P2">to stop you so it can stop the pain. That night in San Diego was the most</text:p>
      <text:p text:style-name="P2">difficult night of my life, physically. I’d never felt so broken, and there were</text:p>
      <text:p text:style-name="P2">no souls to take. I wasn’t competing for a trophy. There was no one</text:p>
      <text:p text:style-name="P2">standing in my way. All I had to draw on to keep myself going was me.</text:p>
      <text:p text:style-name="P2">The Cookie Jar became my energy bank. Whenever the pain got to be too</text:p>
      <text:p text:style-name="P2">much, I dug into it and took a bite. The pain was never gone, but I only felt</text:p>
      <text:p text:style-name="P2">it in waves because my brain was otherwise occupied, which allowed me to</text:p>
      <text:p text:style-name="P2"><text:soft-page-break/>drown out the simple questions and shrink time. Each lap became a victory</text:p>
      <text:p text:style-name="P2">lap, celebrating a different cookie, another small fire. Mile eighty-one</text:p>
      <text:p text:style-name="P2">became eighty-two, and an hour and a half later, I was in the nineties. I’d</text:p>
      <text:p text:style-name="P2">run ninety fucking miles with no training! Who does that shit? An hour later</text:p>
      <text:p text:style-name="P2">I was at ninety-five, and after nearly nineteen hours of running almost nonstop, I’d done it! I’d hit one hundred miles! Or had I? I couldn’t remember,</text:p>
      <text:p text:style-name="P2">so I ran one more lap just to make sure.</text:p>
      <text:p text:style-name="P2">After running 101 miles, my race finally over, I staggered to my lawn chair</text:p>
      <text:p text:style-name="P2">and Kate placed a camouflaged poncho liner over my body as I shivered in</text:p>
      <text:p text:style-name="P2">the fog. Steam poured off me. My vision was blurred. I remember feeling</text:p>
      <text:p text:style-name="P2">something warm on my leg, looked down and saw I was pissing blood</text:p>
      <text:p text:style-name="P2">again. I knew what was coming next, but the port-a-potties were about forty</text:p>
      <text:p text:style-name="P2">feet away, which may as well have been forty miles, or 4,000. I tried to get</text:p>
      <text:p text:style-name="P2">up but I was way too dizzy and collapsed back into that chair, an</text:p>
      <text:p text:style-name="P2">immovable object ready to accept the inevitable truth that I was about to</text:p>
      <text:p text:style-name="P2">shit myself. It was much worse this time. My entire backside and lower</text:p>
      <text:p text:style-name="P2">back were smeared with warm feces.</text:p>
      <text:p text:style-name="P2">Kate knew what an emergency looked like. She sprinted to our Toyota</text:p>
      <text:p text:style-name="P2">Camry and backed the car up on the grassy knoll beside me. My legs were</text:p>
      <text:p text:style-name="P2">stiff as fossils frozen in stone, and I leaned on her to slide into the backseat.</text:p>
      <text:p text:style-name="P2">She was frantic behind the wheel and wanted to take me directly to the ER,</text:p>
      <text:p text:style-name="P2">but I wanted to go home.</text:p>
      <text:p text:style-name="P2">We lived on the second deck of an apartment complex in Chula Vista, and I</text:p>
      <text:p text:style-name="P2">leaned on her back with my arms around her neck as she led me up that</text:p>
      <text:p text:style-name="P2">staircase. She balanced me up against the stucco as she opened the door to</text:p>
      <text:p text:style-name="P2">our apartment. I took a few steps inside before blacking out.</text:p>
      <text:p text:style-name="P2">I came to, on the kitchen floor, a few minutes later. My back was still</text:p>
      <text:p text:style-name="P2">smeared with shit, my thighs caked in blood and urine. My feet were</text:p>
      <text:p text:style-name="P2">blistered up and bleeding in twelve places. Seven of my ten toenails were</text:p>
      <text:p text:style-name="P2">dangling loose, connected only by tabs of dead skin. We had a combination</text:p>
      <text:p text:style-name="P2">tub and shower and she got the shower going before helping me crawl</text:p>
      <text:p text:style-name="P2">toward the bathroom and climb into the tub. I remember lying there, naked,</text:p>
      <text:p text:style-name="P2">with the shower pouring down upon me. I shivered, felt and looked like</text:p>
      <text:p text:style-name="P2">death, and then I started peeing again. But instead of blood or urine, what</text:p>
      <text:p text:style-name="P2">came out of me looked like thick brown bile.</text:p>
      <text:p text:style-name="P2">Petrified, Kate stepped into the hall to dial my mom. She’d been to the race</text:p>
      <text:p text:style-name="P2">with a friend of hers who happened to be a doctor. When he heard my</text:p>
      <text:p text:style-name="P2">symptoms, the doctor suggested that I might be in kidney failure and that I</text:p>
      <text:p text:style-name="P2">needed to go to the ER immediately. Kate hung up, stormed into the</text:p>
      <text:p text:style-name="P2">bathroom, and found me lying on my left side, in the fetal position.</text:p>
      <text:p text:style-name="P2">“We need to get you to the ER now, David!”</text:p>
      <text:p text:style-name="P2">She kept talking, shouting, crying, trying to reach me through the haze, and</text:p>
      <text:p text:style-name="P2">I heard most of what she said, but I knew if we went to the hospital they’d</text:p>
      <text:p text:style-name="P2">give me pain killers and I didn’t want to mask this pain. I’d just</text:p>
      <text:p text:style-name="P2">accomplished the most amazing feat in my entire life. It was harder than</text:p>
      <text:p text:style-name="P2">Hell Week, more significant to me than becoming a SEAL, and more</text:p>
      <text:p text:style-name="P2">challenging than my deployment to Iraq because this time I had done</text:p>
      <text:p text:style-name="P2">something I’m not sure anyone had ever done before. I ran 101 miles with</text:p>
      <text:p text:style-name="P2">zero preparation.</text:p>
      <text:p text:style-name="P2"><text:soft-page-break/>I knew then that I’d been selling myself short. That there was a whole new</text:p>
      <text:p text:style-name="P2">level of performance out there to tap into. That the human body can</text:p>
      <text:p text:style-name="P2">withstand and accomplish a hell of a lot more than most of us think</text:p>
      <text:p text:style-name="P2">possible, and that it all begins and ends in the mind. This wasn’t a theory. It</text:p>
      <text:p text:style-name="P2">wasn’t something I’d read in a damn book. I’d experienced it first hand on</text:p>
      <text:p text:style-name="P2">Hospitality Point.</text:p>
      <text:p text:style-name="P2">This last part. This pain and suffering. This was my trophy ceremony. I’d</text:p>
      <text:p text:style-name="P2">earned this. This was confirmation that I’d mastered my own mind—at least</text:p>
      <text:p text:style-name="P2">for a little while—and that what I’d just accomplished was something</text:p>
      <text:p text:style-name="P2">special. As I lay there, curled up in the tub, shivering in the fetal position,</text:p>
      <text:p text:style-name="P2">relishing the pain, I thought of something else too. If I could run 101 miles</text:p>
      <text:p text:style-name="P2">with zero training, imagine what I could do with a little preparation.</text:p>
      <text:p text:style-name="P2">CHALLENGE #6</text:p>
      <text:p text:style-name="P2">Take inventory of your Cookie Jar. Crack your journal open again. Write it</text:p>
      <text:p text:style-name="P2">all out. Remember, this is not some breezy stroll through your personal</text:p>
      <text:p text:style-name="P2">trophy room. Don’t just write down your achievement hit list. Include life</text:p>
      <text:p text:style-name="P2">obstacles you’ve overcome as well, like quitting smoking or overcoming</text:p>
      <text:p text:style-name="P2">depression or a stutter. Add in those minor tasks you failed earlier in life,</text:p>
      <text:p text:style-name="P2">but tried again a second or third time and ultimately succeeded at. Feel what</text:p>
      <text:p text:style-name="P2">it was like to overcome those struggles, those opponents, and win. Then get</text:p>
      <text:p text:style-name="P2">to work.</text:p>
      <text:p text:style-name="P2">Set ambitious goals before each workout and let those past victories carry</text:p>
      <text:p text:style-name="P2">you to new personal bests. If it’s a run or bike ride, include some time to do</text:p>
      <text:p text:style-name="P2">interval work and challenge yourself to beat your best mile split. Or simply</text:p>
      <text:p text:style-name="P2">maintain a maximum heart rate for a full minute, then two minutes. If</text:p>
      <text:p text:style-name="P2">you’re at home, focus on pull-ups or push-ups. Do as many as possible in</text:p>
      <text:p text:style-name="P2">two minutes. Then try to beat your best. When the pain hits and tries to stop</text:p>
      <text:p text:style-name="P2">you short of your goal, dunk your fist in, pull out a cookie, and let it fuel</text:p>
      <text:p text:style-name="P2">you!</text:p>
      <text:p text:style-name="P2">If you’re more focused on intellectual growth, train yourself to study harder</text:p>
      <text:p text:style-name="P2">and longer than ever before, or read a record number of books in a given</text:p>
      <text:p text:style-name="P2">month. Your Cookie Jar can help there too. Because if you perform this</text:p>
      <text:p text:style-name="P2">challenge correctly and truly challenge yourself, you’ll come to a point in</text:p>
      <text:p text:style-name="P2">any exercise where pain, boredom, or self-doubt kicks in, and you’ll need to</text:p>
      <text:p text:style-name="P2">push back to get through it. The Cookie Jar is your shortcut to taking</text:p>
      <text:p text:style-name="P2">control of your own thought process. Use it that way! The point here isn’t to</text:p>
      <text:p text:style-name="P2">make yourself feel like a hero for the fuck of it. It’s not a hooray-for-me</text:p>
      <text:p text:style-name="P2">session. It’s to remember what a badass you are so you can use that energy</text:p>
      <text:p text:style-name="P2">to succeed again in the heat of battle!</text:p>
      <text:p text:style-name="P2">Post your memories and the new successes they fueled on social media, and</text:p>
      <text:p text:style-name="P2">include the hashtags: #canthurtme #cookiejar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1.2$Windows_X86_64 LibreOffice_project/7bcb35dc3024a62dea0caee87020152d1ee96e71</meta:generator>
    <dc:date>2020-08-10T17:09:44.444000000</dc:date>
    <meta:editing-duration>PT2M3S</meta:editing-duration>
    <meta:editing-cycles>3</meta:editing-cycles>
    <meta:document-statistic meta:table-count="0" meta:image-count="0" meta:object-count="0" meta:page-count="16" meta:paragraph-count="773" meta:word-count="9634" meta:character-count="51564" meta:non-whitespace-character-count="42716"/>
  </office:meta>
</office:document-meta>
</file>